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AC000005A4CC482B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min-height="0.412cm" fo:min-width="1.686cm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min-height="0.412cm" fo:min-width="3.464cm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min-height="0.412cm" fo:min-width="3.337cm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min-height="0.412cm" fo:min-width="6.76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062cm" svg:x="1.173cm" svg:y="6.85cm">
          <draw:image xlink:href="Pictures/10000201000006AC000005A4CC482BBD.png" xlink:type="simple" xlink:show="embed" xlink:actuate="onLoad">
            <text:p/>
          </draw:image>
        </draw:frame>
        <draw:custom-shape draw:style-name="gr2" draw:text-style-name="P2" draw:layer="layout" svg:width="2.286cm" svg:height="0.762cm" svg:x="8.6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0.762cm" svg:x="5.064cm" svg:y="11.5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37cm" svg:height="0.762cm" svg:x="8.62cm" svg:y="12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366cm" svg:height="0.762cm" svg:x="8.62cm" svg:y="12.8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366cm" svg:height="0.762cm" svg:x="8.62cm" svg:y="14.7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0:15:36.840378000</meta:creation-date>
    <dc:date>2015-05-28T13:52:39.820062000</dc:date>
    <meta:editing-duration>PT3M51S</meta:editing-duration>
    <meta:editing-cycles>2</meta:editing-cycles>
    <meta:generator>LibreOffice/4.4.3.2$MacOSX_X86_64 LibreOffice_project/88805f81e9fe61362df02b9941de8e38a9b5fd16</meta:generator>
    <meta:document-statistic meta:object-count="6"/>
  </office:meta>
</office:document-meta>
</file>